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5874in"/>
    </style:style>
    <style:style style:name="co9" style:family="table-column">
      <style:table-column-properties fo:break-before="auto" style:column-width="1.5429in"/>
    </style:style>
    <style:style style:name="co10" style:family="table-column">
      <style:table-column-properties fo:break-before="auto" style:column-width="1.5661in"/>
    </style:style>
    <style:style style:name="co11" style:family="table-column">
      <style:table-column-properties fo:break-before="auto" style:column-width="1.9398in"/>
    </style:style>
    <style:style style:name="co12" style:family="table-column">
      <style:table-column-properties fo:break-before="auto" style:column-width="1.4992in"/>
    </style:style>
    <style:style style:name="co13" style:family="table-column">
      <style:table-column-properties fo:break-before="auto" style:column-width="1.422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odebook">
      <style:table-properties table:display="true" style:writing-mode="lr-tb"/>
    </style:style>
    <style:style style:name="ta3" style:family="table" style:master-page-name="PageStyle_5f_Significance_20_Test_20_for_20_Ad1">
      <style:table-properties table:display="true" style:writing-mode="lr-tb"/>
    </style:style>
    <style:style style:name="ta4" style:family="table" style:master-page-name="PageStyle_5f_Cohen_27_s_20_W_20_for_20_A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6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ad4</text:p>
          </table:table-cell>
          <table:table-cell table:style-name="ce3" table:number-columns-repeated="19"/>
          <table:table-cell table:number-columns-repeated="3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Safe and Fami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Safe and Family Friendly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665" calcext:value-type="float">
            <text:p>166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751" calcext:value-type="float">
            <text:p>175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1761" calcext:value-type="float">
            <text:p>176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1849" calcext:value-type="float">
            <text:p>184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3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593" calcext:value-type="float">
            <text:p>259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afe and Family Friendly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689" calcext:value-type="float">
            <text:p>268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2701" calcext:value-type="float">
            <text:p>270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726" calcext:value-type="float">
            <text:p>272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2872" calcext:value-type="float">
            <text:p>28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971" calcext:value-type="float">
            <text:p>297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2972" calcext:value-type="float">
            <text:p>297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2987" calcext:value-type="float">
            <text:p>298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3584" calcext:value-type="float">
            <text:p>35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3770" calcext:value-type="float">
            <text:p>377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3910" calcext:value-type="float">
            <text:p>391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3998" calcext:value-type="float">
            <text:p>399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048" calcext:value-type="float">
            <text:p>40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4127" calcext:value-type="float">
            <text:p>412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3" table:style-name="ce2" office:value-type="string" calcext:value-type="string">
            <text:p>Environmentally Friendly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207" calcext:value-type="float">
            <text:p>420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332" calcext:value-type="float">
            <text:p>433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3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4398" calcext:value-type="float">
            <text:p>439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4459" calcext:value-type="float">
            <text:p>445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534" calcext:value-type="float">
            <text:p>453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4724" calcext:value-type="float">
            <text:p>4724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4757" calcext:value-type="float">
            <text:p>475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066" calcext:value-type="float">
            <text:p>506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223" calcext:value-type="float">
            <text:p>522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238" calcext:value-type="float">
            <text:p>523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5316" calcext:value-type="float">
            <text:p>531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5429" calcext:value-type="float">
            <text:p>542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5585" calcext:value-type="float">
            <text:p>558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5618" calcext:value-type="float">
            <text:p>561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Safe and Family Friendly</text:p>
          </table:table-cell>
          <table:table-cell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5687" calcext:value-type="float">
            <text:p>5687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748" calcext:value-type="float">
            <text:p>57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825" calcext:value-type="float">
            <text:p>582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5896" calcext:value-type="float">
            <text:p>589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4" table:style-name="ce2" office:value-type="string" calcext:value-type="string">
            <text:p>Safe and Fami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5903" calcext:value-type="float">
            <text:p>590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6148" calcext:value-type="float">
            <text:p>614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6345" calcext:value-type="float">
            <text:p>634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6650" calcext:value-type="float">
            <text:p>665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6795" calcext:value-type="float">
            <text:p>6795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Spacious and Convenient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6882" calcext:value-type="float">
            <text:p>688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6899" calcext:value-type="float">
            <text:p>689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7114" calcext:value-type="float">
            <text:p>711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Environmentally Friendly</text:p>
          </table:table-cell>
          <table:table-cell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7128" calcext:value-type="float">
            <text:p>712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7128" calcext:value-type="float">
            <text:p>7128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7283" calcext:value-type="float">
            <text:p>728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7384" calcext:value-type="float">
            <text:p>738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8193" calcext:value-type="float">
            <text:p>819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8449" calcext:value-type="float">
            <text:p>8449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8533" calcext:value-type="float">
            <text:p>8533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8711" calcext:value-type="float">
            <text:p>871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3" table:style-name="ce2" office:value-type="string" calcext:value-type="string">
            <text:p>Safe and Family Friendly</text:p>
          </table:table-cell>
          <table:table-cell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9004" calcext:value-type="float">
            <text:p>9004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9216" calcext:value-type="float">
            <text:p>9216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2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9291" calcext:value-type="float">
            <text:p>929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2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9312" calcext:value-type="float">
            <text:p>931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4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9346" calcext:value-type="float">
            <text:p>9346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31-40 years</text:p>
          </table:table-cell>
          <table:table-cell table:number-columns-repeated="4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9370" calcext:value-type="float">
            <text:p>937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41-50 years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9469" calcext:value-type="float">
            <text:p>9469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Safe and Family Friendly</text:p>
          </table:table-cell>
          <table:table-cell table:number-columns-repeated="3" table:style-name="ce2" office:value-type="string" calcext:value-type="string">
            <text:p>Spacious and Convenient</text:p>
          </table:table-cell>
          <table:table-cell table:number-columns-repeated="57"/>
        </table:table-row>
        <table:table-row table:style-name="ro1">
          <table:table-cell table:style-name="ce2" office:value-type="float" office:value="9570" calcext:value-type="float">
            <text:p>957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number-columns-repeated="2" table:style-name="ce2" office:value-type="string" calcext:value-type="string">
            <text:p>Safe and Family Friendly</text:p>
          </table:table-cell>
          <table:table-cell table:number-columns-repeated="2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9692" calcext:value-type="float">
            <text:p>969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number-columns-repeated="4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1">
          <table:table-cell table:style-name="ce2" office:value-type="float" office:value="9700" calcext:value-type="float">
            <text:p>9700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51-60 years</text:p>
          </table:table-cell>
          <table:table-cell table:style-name="ce2" office:value-type="string" calcext:value-type="string">
            <text:p>Environmentally Friendly</text:p>
          </table:table-cell>
          <table:table-cell table:number-columns-repeated="3" table:style-name="ce2" office:value-type="string" calcext:value-type="string">
            <text:p>Luxurious and Masculine</text:p>
          </table:table-cell>
          <table:table-cell table:number-columns-repeated="57"/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61-70 years</text:p>
          </table:table-cell>
          <table:table-cell table:style-name="ce2" office:value-type="string" calcext:value-type="string">
            <text:p>Spacious and Convenient</text:p>
          </table:table-cell>
          <table:table-cell table:number-columns-repeated="3" table:style-name="ce2" office:value-type="string" calcext:value-type="string">
            <text:p>Environmentally Friendly</text:p>
          </table:table-cell>
          <table:table-cell table:number-columns-repeated="57"/>
        </table:table-row>
        <table:table-row table:style-name="ro2" table:number-rows-repeated="104849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debook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Meaning</text:p>
          </table:table-cell>
          <table:table-cell table:style-name="ce3" table:number-columns-repeated="24"/>
          <table:table-cell table:number-columns-repeated="3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spondent Identifier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Sex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gegroup</text:p>
          </table:table-cell>
          <table:table-cell table:style-name="ce5" office:value-type="string" calcext:value-type="string">
            <text:p>Age Group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d1</text:p>
          </table:table-cell>
          <table:table-cell table:style-name="ce5" office:value-type="string" calcext:value-type="string">
            <text:p>Which of these ads do you like best? [Large Rectangle 336 by 280 px]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d2</text:p>
          </table:table-cell>
          <table:table-cell table:style-name="ce5" office:value-type="string" calcext:value-type="string">
            <text:p>Which of these ads do you like best? [Skyscraper 120 by 600 px]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d3</text:p>
          </table:table-cell>
          <table:table-cell table:style-name="ce5" office:value-type="string" calcext:value-type="string">
            <text:p>Which of these ads do you like best? [Billboard 970 by 250 px]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d4</text:p>
          </table:table-cell>
          <table:table-cell table:style-name="ce5" office:value-type="string" calcext:value-type="string">
            <text:p>Which of these ads do you like best? [Leaderboard 728 by 90 px]</text:p>
          </table:table-cell>
          <table:table-cell table:number-columns-repeated="62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ignificance Test for Ad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6" table:default-cell-style-name="Default"/>
        <table:table-row table:style-name="ro1">
          <table:table-cell table:style-name="ce28" office:value-type="string" calcext:value-type="string">
            <text:p>ad1</text:p>
          </table:table-cell>
          <table:table-cell table:style-name="ce33" office:value-type="string" calcext:value-type="string">
            <text:p>Observed Frequency</text:p>
          </table:table-cell>
          <table:table-cell table:style-name="ce18" office:value-type="string" calcext:value-type="string">
            <text:p>Expected Frequency</text:p>
          </table:table-cell>
          <table:table-cell table:style-name="ce18" office:value-type="string" calcext:value-type="string">
            <text:p>Residual</text:p>
          </table:table-cell>
          <table:table-cell table:style-name="ce18" office:value-type="string" calcext:value-type="string">
            <text:p>Chi-Square Points</text:p>
          </table:table-cell>
          <table:table-cell table:number-columns-repeated="59"/>
        </table:table-row>
        <table:table-row table:style-name="ro1">
          <table:table-cell table:style-name="ce29" office:value-type="string" calcext:value-type="string">
            <text:p>Environmentally Friendly</text:p>
          </table:table-cell>
          <table:table-cell table:style-name="ce34" office:value-type="float" office:value="16" calcext:value-type="float">
            <text:p>16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[.B2]-[.C2]" office:value-type="float" office:value="-4" calcext:value-type="float">
            <text:p>-4</text:p>
          </table:table-cell>
          <table:table-cell table:style-name="ce18" table:formula="of:=[.D2]^2/[.C2]" office:value-type="float" office:value="0.8" calcext:value-type="float">
            <text:p>0.8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Luxurious and Masculine</text:p>
          </table:table-cell>
          <table:table-cell table:style-name="ce35" office:value-type="float" office:value="29" calcext:value-type="float">
            <text:p>29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[.B3]-[.C3]" office:value-type="float" office:value="9" calcext:value-type="float">
            <text:p>9</text:p>
          </table:table-cell>
          <table:table-cell table:style-name="ce18" table:formula="of:=[.D3]^2/[.C3]" office:value-type="float" office:value="4.05" calcext:value-type="float">
            <text:p>4.05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Safe and Family Friendly</text:p>
          </table:table-cell>
          <table:table-cell table:style-name="ce35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[.B4]-[.C4]" office:value-type="float" office:value="-14" calcext:value-type="float">
            <text:p>-14</text:p>
          </table:table-cell>
          <table:table-cell table:style-name="ce18" table:formula="of:=[.D4]^2/[.C4]" office:value-type="float" office:value="9.8" calcext:value-type="float">
            <text:p>9.8</text:p>
          </table:table-cell>
          <table:table-cell table:number-columns-repeated="59"/>
        </table:table-row>
        <table:table-row table:style-name="ro1">
          <table:table-cell table:style-name="ce30" office:value-type="string" calcext:value-type="string">
            <text:p>Spacious and Convenient</text:p>
          </table:table-cell>
          <table:table-cell table:style-name="ce36" office:value-type="float" office:value="29" calcext:value-type="float">
            <text:p>29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formula="of:=[.B5]-[.C5]" office:value-type="float" office:value="9" calcext:value-type="float">
            <text:p>9</text:p>
          </table:table-cell>
          <table:table-cell table:style-name="ce18" table:formula="of:=[.D5]^2/[.C5]" office:value-type="float" office:value="4.05" calcext:value-type="float">
            <text:p>4.05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7" office:value-type="float" office:value="80" calcext:value-type="float">
            <text:p>80</text:p>
          </table:table-cell>
          <table:table-cell table:style-name="ce18" table:formula="of:=SUM([.C2:.C5])" office:value-type="float" office:value="80" calcext:value-type="float">
            <text:p>80</text:p>
          </table:table-cell>
          <table:table-cell table:style-name="ce18" table:formula="of:=SUM([.D2:.D5])" office:value-type="float" office:value="0" calcext:value-type="float">
            <text:p>0</text:p>
          </table:table-cell>
          <table:table-cell table:style-name="ce18" table:formula="of:=SUM([.E2:.E5])" office:value-type="float" office:value="18.7" calcext:value-type="float">
            <text:p>18.7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Chi-Square Value</text:p>
          </table:table-cell>
          <table:table-cell table:style-name="ce16" table:formula="of:=SUM([.E2:.E5])" office:value-type="float" office:value="18.7" calcext:value-type="float">
            <text:p>18.7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DF</text:p>
          </table:table-cell>
          <table:table-cell table:style-name="ce16" table:formula="of:=COUNT([.B2:.B5])-1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LEGACY.CHIDIST([.B8];[.B9])" office:value-type="float" office:value="0.000315357802409989" calcext:value-type="float">
            <text:p>0.00032</text:p>
          </table:table-cell>
          <table:table-cell table:number-columns-repeated="62"/>
        </table:table-row>
        <table:table-row table:style-name="ro3">
          <table:table-cell table:style-name="ce5" office:value-type="string" calcext:value-type="string">
            <text:p>Conclusion</text:p>
          </table:table-cell>
          <table:table-cell table:style-name="ce5" office:value-type="string" calcext:value-type="string">
            <text:p><text:span text:style-name="T3">Since p &lt; 0.05, we </text:span><text:span text:style-name="T4">reject the null hypothesis</text:span><text:span text:style-name="T2"> that all 4 ads have equal population proportions.</text:span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ce10" table:formula="of:=HYPERLINK(&quot;https://www.spss-tutorials.com/chi-square-goodness-of-fit-test/&quot;;&quot;From: Chi-Square Goodness-of-Fit Test – Simple Tutorial&quot;)" office:value-type="string" office:string-value="From: Chi-Square Goodness-of-Fit Test – Simple Tutorial" calcext:value-type="string">
            <text:p>From: Chi-Square Goodness-of-Fit Test – Simple Tutorial</text:p>
          </table:table-cell>
          <table:table-cell table:number-columns-repeated="63"/>
        </table:table-row>
        <table:table-row table:style-name="ro3">
          <table:table-cell table:style-name="ce5" office:value-type="string" calcext:value-type="string">
            <text:p><text:span text:style-name="T1">Access</text:span><text:span text:style-name="T2"> to this sheet can't be given but it can be downloaded as Excel from File - Download</text:span></text:p>
          </table:table-cell>
          <table:table-cell table:number-columns-repeated="63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hen's W for Ad1" table:style-name="ta4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6" table:default-cell-style-name="Default"/>
        <table:table-row table:style-name="ro1">
          <table:table-cell table:style-name="ce28" office:value-type="string" calcext:value-type="string">
            <text:p>ad1</text:p>
          </table:table-cell>
          <table:table-cell table:style-name="ce33" office:value-type="string" calcext:value-type="string">
            <text:p>Observed Frequency</text:p>
          </table:table-cell>
          <table:table-cell table:style-name="ce18" office:value-type="string" calcext:value-type="string">
            <text:p>Observed Proportion</text:p>
          </table:table-cell>
          <table:table-cell table:style-name="ce18" office:value-type="string" calcext:value-type="string">
            <text:p>Expected Proportion</text:p>
          </table:table-cell>
          <table:table-cell table:style-name="ce18" office:value-type="string" calcext:value-type="string">
            <text:p>Residual Proportion</text:p>
          </table:table-cell>
          <table:table-cell table:style-name="ce18" office:value-type="string" calcext:value-type="string">
            <text:p>W Points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Environmentally Friendly</text:p>
          </table:table-cell>
          <table:table-cell table:style-name="ce34" office:value-type="float" office:value="16" calcext:value-type="float">
            <text:p>16</text:p>
          </table:table-cell>
          <table:table-cell table:style-name="ce21" table:formula="of:=[.B2]/[.B$6]" office:value-type="float" office:value="0.2" calcext:value-type="float">
            <text:p>0.20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22" table:formula="of:=[.C2]-[.D2]" office:value-type="float" office:value="-0.05" calcext:value-type="float">
            <text:p>-0.050</text:p>
          </table:table-cell>
          <table:table-cell table:style-name="ce22" table:formula="of:=[.E2]^2/[.D2]" office:value-type="float" office:value="0.01" calcext:value-type="float">
            <text:p>0.010</text:p>
          </table:table-cell>
          <table:table-cell table:number-columns-repeated="58"/>
        </table:table-row>
        <table:table-row table:style-name="ro1">
          <table:table-cell table:style-name="ce30" office:value-type="string" calcext:value-type="string">
            <text:p>Luxurious and Masculine</text:p>
          </table:table-cell>
          <table:table-cell table:style-name="ce35" office:value-type="float" office:value="29" calcext:value-type="float">
            <text:p>29</text:p>
          </table:table-cell>
          <table:table-cell table:style-name="ce21" table:formula="of:=[.B3]/[.B$6]" office:value-type="float" office:value="0.3625" calcext:value-type="float">
            <text:p>0.3625</text:p>
          </table:table-cell>
          <table:table-cell table:style-name="ce18" office:value-type="float" office:value="0.25" calcext:value-type="float">
            <text:p>0.25</text:p>
          </table:table-cell>
          <table:table-cell table:style-name="ce22" table:formula="of:=[.C3]-[.D3]" office:value-type="float" office:value="0.1125" calcext:value-type="float">
            <text:p>0.113</text:p>
          </table:table-cell>
          <table:table-cell table:style-name="ce22" table:formula="of:=[.E3]^2/[.D3]" office:value-type="float" office:value="0.050625" calcext:value-type="float">
            <text:p>0.051</text:p>
          </table:table-cell>
          <table:table-cell table:number-columns-repeated="58"/>
        </table:table-row>
        <table:table-row table:style-name="ro1">
          <table:table-cell table:style-name="ce30" office:value-type="string" calcext:value-type="string">
            <text:p>Safe and Family Friendly</text:p>
          </table:table-cell>
          <table:table-cell table:style-name="ce35" office:value-type="float" office:value="6" calcext:value-type="float">
            <text:p>6</text:p>
          </table:table-cell>
          <table:table-cell table:style-name="ce21" table:formula="of:=[.B4]/[.B$6]" office:value-type="float" office:value="0.075" calcext:value-type="float">
            <text:p>0.0750</text:p>
          </table:table-cell>
          <table:table-cell table:style-name="ce18" office:value-type="float" office:value="0.25" calcext:value-type="float">
            <text:p>0.25</text:p>
          </table:table-cell>
          <table:table-cell table:style-name="ce22" table:formula="of:=[.C4]-[.D4]" office:value-type="float" office:value="-0.175" calcext:value-type="float">
            <text:p>-0.175</text:p>
          </table:table-cell>
          <table:table-cell table:style-name="ce22" table:formula="of:=[.E4]^2/[.D4]" office:value-type="float" office:value="0.1225" calcext:value-type="float">
            <text:p>0.123</text:p>
          </table:table-cell>
          <table:table-cell table:number-columns-repeated="58"/>
        </table:table-row>
        <table:table-row table:style-name="ro1">
          <table:table-cell table:style-name="ce30" office:value-type="string" calcext:value-type="string">
            <text:p>Spacious and Convenient</text:p>
          </table:table-cell>
          <table:table-cell table:style-name="ce36" office:value-type="float" office:value="29" calcext:value-type="float">
            <text:p>29</text:p>
          </table:table-cell>
          <table:table-cell table:style-name="ce21" table:formula="of:=[.B5]/[.B$6]" office:value-type="float" office:value="0.3625" calcext:value-type="float">
            <text:p>0.3625</text:p>
          </table:table-cell>
          <table:table-cell table:style-name="ce18" office:value-type="float" office:value="0.25" calcext:value-type="float">
            <text:p>0.25</text:p>
          </table:table-cell>
          <table:table-cell table:style-name="ce22" table:formula="of:=[.C5]-[.D5]" office:value-type="float" office:value="0.1125" calcext:value-type="float">
            <text:p>0.113</text:p>
          </table:table-cell>
          <table:table-cell table:style-name="ce22" table:formula="of:=[.E5]^2/[.D5]" office:value-type="float" office:value="0.050625" calcext:value-type="float">
            <text:p>0.051</text:p>
          </table:table-cell>
          <table:table-cell table:number-columns-repeated="58"/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7" office:value-type="float" office:value="80" calcext:value-type="float">
            <text:p>80</text:p>
          </table:table-cell>
          <table:table-cell table:style-name="ce21" table:formula="of:=SUM([.C2:.C5])" office:value-type="float" office:value="1" calcext:value-type="float">
            <text:p>1.0000</text:p>
          </table:table-cell>
          <table:table-cell table:style-name="ce18" table:formula="of:=SUM([.D2:.D5])" office:value-type="float" office:value="1" calcext:value-type="float">
            <text:p>1</text:p>
          </table:table-cell>
          <table:table-cell table:style-name="ce22" table:formula="of:=SUM([.E2:.E5])" office:value-type="float" office:value="0" calcext:value-type="float">
            <text:p>0.000</text:p>
          </table:table-cell>
          <table:table-cell table:style-name="ce22" table:formula="of:=SUM([.F2:.F5])" office:value-type="float" office:value="0.23375" calcext:value-type="float">
            <text:p>0.234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Sum W points</text:p>
          </table:table-cell>
          <table:table-cell table:style-name="ce19" table:formula="of:=[.F6]" office:value-type="float" office:value="0.23375" calcext:value-type="float">
            <text:p>0.234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ohen's W</text:p>
          </table:table-cell>
          <table:table-cell table:style-name="ce19" table:formula="of:=SQRT([.B8])" office:value-type="float" office:value="0.483476990145343" calcext:value-type="float">
            <text:p>0.483</text:p>
          </table:table-cell>
          <table:table-cell table:number-columns-repeated="62"/>
        </table:table-row>
        <table:table-row table:style-name="ro3">
          <table:table-cell table:style-name="ce5" office:value-type="string" calcext:value-type="string">
            <text:p>Conclusion</text:p>
          </table:table-cell>
          <table:table-cell table:style-name="ce20" office:value-type="string" calcext:value-type="string">
            <text:p><text:span text:style-name="T3">This is roughly a </text:span><text:span text:style-name="T4">large effect size</text:span><text:span text:style-name="T2">: overall, the observed proportions differ quite a lot from the presumed equal population proportions.</text:span></text:p>
          </table:table-cell>
          <table:table-cell table:number-columns-repeated="62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-pilot-tables>
        <table:data-pilot-table table:name="Significance Test for Ad1" table:application-data="" table:target-range-address="'Significance Test for Ad1'.A1:'Significance Test for Ad1'.B6" table:buttons="'Significance Test for Ad1'.A1" table:show-filter-button="false">
          <table:source-cell-range table:cell-range-address="'Raw Data'.D1:'Raw Data'.D81"/>
          <table:data-pilot-field table:source-field-name="ad1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vironmentally Friendly" table:display="true" table:show-details="true"/>
                <table:data-pilot-member table:name="Luxurious and Masculine" table:display="true" table:show-details="true"/>
                <table:data-pilot-member table:name="Safe and Family Friendly" table:display="true" table:show-details="true"/>
                <table:data-pilot-member table:name="Spacious and Convenient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1" tableooo:display-name="Observed Frequenc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vironmentally Friendly" table:display="true" table:show-details="true"/>
                <table:data-pilot-member table:name="Luxurious and Masculine" table:display="true" table:show-details="true"/>
                <table:data-pilot-member table:name="Safe and Family Friendly" table:display="true" table:show-details="true"/>
                <table:data-pilot-member table:name="Spacious and Convenient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Cohen's W for Ad1" table:application-data="" table:target-range-address="'Cohen''s W for Ad1'.A1:'Cohen''s W for Ad1'.B6" table:buttons="'Cohen''s W for Ad1'.A1" table:show-filter-button="false">
          <table:source-cell-range table:cell-range-address="'Raw Data'.D1:'Raw Data'.D81"/>
          <table:data-pilot-field table:source-field-name="ad1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vironmentally Friendly" table:display="true" table:show-details="true"/>
                <table:data-pilot-member table:name="Luxurious and Masculine" table:display="true" table:show-details="true"/>
                <table:data-pilot-member table:name="Safe and Family Friendly" table:display="true" table:show-details="true"/>
                <table:data-pilot-member table:name="Spacious and Convenient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1" tableooo:display-name="Observed Frequenc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vironmentally Friendly" table:display="true" table:show-details="true"/>
                <table:data-pilot-member table:name="Luxurious and Masculine" table:display="true" table:show-details="true"/>
                <table:data-pilot-member table:name="Safe and Family Friendly" table:display="true" table:show-details="true"/>
                <table:data-pilot-member table:name="Spacious and Convenient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number-style style:name="N160">
      <number:number number:decimal-places="5" number:min-decimal-places="5" number:min-integer-digits="1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61">
      <number:number number:decimal-places="4" number:min-decimal-places="4" number:min-integer-digits="1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number number:decimal-places="3" number:min-decimal-places="3" number:min-integer-digits="1"/>
    </number:number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debook" style:display-name="PageStyle_Codebook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w_20_Data" style:display-name="PageStyle_Raw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gnificance_20_Test_20_for_20_Ad1" style:display-name="PageStyle_Significance Test for Ad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hen_27_s_20_W_20_for_20_Ad1" style:display-name="PageStyle_Cohen's W for Ad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5T10:48:19.091227705</dc:date>
    <meta:editing-duration>PT46S</meta:editing-duration>
    <meta:editing-cycles>1</meta:editing-cycles>
    <meta:document-statistic meta:table-count="4" meta:cell-count="665" meta:object-count="0"/>
  </office:meta>
</office:document-meta>
</file>